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Inter" svg:font-family="Inter, 'Inter Fallback', ui-sans-serif, system-ui, sans-serif, 'Apple Color Emoji', 'Segoe UI Emoji', 'Segoe UI Symbol', 'Noto Color Emoji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193cae"/>
    </style:style>
    <style:style style:name="P2" style:family="paragraph" style:parent-style-name="Text_20_body">
      <style:paragraph-properties fo:text-align="start" style:justify-single-word="false"/>
      <style:text-properties fo:font-size="13pt" officeooo:rsid="001857b9" officeooo:paragraph-rsid="001857b9" style:font-size-asian="11.3500003814697pt" style:font-size-complex="13pt"/>
    </style:style>
    <style:style style:name="P3" style:family="paragraph" style:parent-style-name="Text_20_body">
      <style:paragraph-properties fo:text-align="start" style:justify-single-word="false"/>
      <style:text-properties fo:font-size="13pt" fo:font-weight="normal" officeooo:rsid="001addd2" officeooo:paragraph-rsid="001addd2" style:font-size-asian="13pt" style:font-weight-asian="normal" style:font-size-complex="13pt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size="13pt" fo:font-weight="normal" officeooo:rsid="001addd2" officeooo:paragraph-rsid="001e3d22" style:font-size-asian="13pt" style:font-weight-asian="normal" style:font-size-complex="13pt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size="13pt" fo:font-weight="bold" officeooo:rsid="001addd2" officeooo:paragraph-rsid="001addd2" style:font-size-asian="13pt" style:font-weight-asian="bold" style:font-size-complex="13pt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size="14pt" officeooo:paragraph-rsid="00193cae" style:font-size-asian="12.25pt" style:font-size-complex="14pt"/>
    </style:style>
    <style:style style:name="P7" style:family="paragraph" style:parent-style-name="Text_20_body">
      <style:paragraph-properties fo:text-align="start" style:justify-single-word="false"/>
      <style:text-properties fo:font-size="14pt" officeooo:rsid="001a4c5e" officeooo:paragraph-rsid="001a4c5e" style:font-size-asian="12.25pt" style:font-size-complex="14pt"/>
    </style:style>
    <style:style style:name="P8" style:family="paragraph" style:parent-style-name="Text_20_body">
      <style:paragraph-properties fo:text-align="start" style:justify-single-word="false"/>
      <style:text-properties fo:font-size="14pt" fo:font-weight="bold" officeooo:rsid="001c84aa" officeooo:paragraph-rsid="001c84aa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size="18pt" fo:font-weight="normal" officeooo:rsid="001c84aa" officeooo:paragraph-rsid="001c84aa" style:font-size-asian="15.75pt" style:font-weight-asian="normal" style:font-size-complex="18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size="15pt" officeooo:rsid="001addd2" officeooo:paragraph-rsid="001addd2" style:font-size-asian="15pt" style:font-size-complex="15pt"/>
    </style:style>
    <style:style style:name="P11" style:family="paragraph" style:parent-style-name="Text_20_body">
      <style:paragraph-properties fo:text-align="start" style:justify-single-word="false"/>
      <style:text-properties fo:font-weight="normal" officeooo:paragraph-rsid="00193cae" style:font-weight-asian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variant="normal" fo:text-transform="none" fo:color="#374151" loext:opacity="100%" style:font-name="Inter" fo:font-size="14pt" fo:letter-spacing="normal" fo:font-style="normal" fo:font-weight="bold" officeooo:rsid="001c84aa" officeooo:paragraph-rsid="001c84aa" style:font-size-asian="14pt" style:font-weight-asian="bold" style:font-size-complex="14pt" style:font-weight-complex="bold"/>
    </style:style>
    <style:style style:name="P13" style:family="paragraph" style:parent-style-name="Title">
      <style:text-properties officeooo:rsid="001857b9" officeooo:paragraph-rsid="001857b9"/>
    </style:style>
    <style:style style:name="P14" style:family="paragraph" style:parent-style-name="Text_20_body">
      <style:paragraph-properties fo:text-align="start" style:justify-single-word="false"/>
      <style:text-properties fo:font-size="13pt" officeooo:rsid="001857b9" officeooo:paragraph-rsid="00193cae" style:font-size-asian="11.3500003814697pt" style:font-size-complex="13pt"/>
    </style:style>
    <style:style style:name="P15" style:family="paragraph" style:parent-style-name="Text_20_body">
      <style:paragraph-properties fo:text-align="start" style:justify-single-word="false"/>
      <style:text-properties officeooo:rsid="00193cae" officeooo:paragraph-rsid="00193cae"/>
    </style:style>
    <style:style style:name="P16" style:family="paragraph" style:parent-style-name="Text_20_body">
      <style:paragraph-properties fo:text-align="start" style:justify-single-word="false"/>
      <style:text-properties fo:font-size="15pt" officeooo:paragraph-rsid="00193cae" style:font-size-asian="13.1000003814697pt" style:font-size-complex="15pt"/>
    </style:style>
    <style:style style:name="P17" style:family="paragraph" style:parent-style-name="Text_20_body">
      <style:paragraph-properties fo:text-align="start" style:justify-single-word="false"/>
      <style:text-properties fo:font-size="15pt" officeooo:rsid="00193cae" officeooo:paragraph-rsid="00193cae" style:font-size-asian="13.1000003814697pt" style:font-size-complex="15pt"/>
    </style:style>
    <style:style style:name="P18" style:family="paragraph" style:parent-style-name="Text_20_body">
      <style:paragraph-properties fo:text-align="start" style:justify-single-word="false"/>
      <style:text-properties fo:font-size="15pt" fo:font-weight="normal" officeooo:rsid="00219d30" officeooo:paragraph-rsid="00219d30" style:font-size-asian="13.1000003814697pt" style:font-weight-asian="normal" style:font-size-complex="15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size="15pt" fo:font-weight="bold" officeooo:rsid="00219d30" officeooo:paragraph-rsid="00219d30" style:font-size-asian="13.1000003814697pt" style:font-weight-asian="bold" style:font-size-complex="15pt" style:font-weight-complex="bold"/>
    </style:style>
    <style:style style:name="P20" style:family="paragraph" style:parent-style-name="Text_20_body">
      <style:paragraph-properties fo:text-align="start" style:justify-single-word="false"/>
      <style:text-properties fo:font-size="18pt" fo:font-weight="bold" officeooo:rsid="00219d30" officeooo:paragraph-rsid="00219d30" style:font-size-asian="15.75pt" style:font-weight-asian="bold" style:font-size-complex="18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4c5e" style:font-weight-asian="normal" style:font-weight-complex="normal"/>
    </style:style>
    <style:style style:name="T3" style:family="text">
      <style:text-properties fo:font-size="13pt" officeooo:rsid="001857b9" style:font-size-asian="11.3500003814697pt" style:font-size-complex="13pt"/>
    </style:style>
    <style:style style:name="T4" style:family="text">
      <style:text-properties fo:font-size="13pt" officeooo:rsid="00193cae" style:font-size-asian="11.3500003814697pt" style:font-size-complex="13pt"/>
    </style:style>
    <style:style style:name="T5" style:family="text">
      <style:text-properties fo:font-size="13pt" officeooo:rsid="00193cae" style:font-size-asian="13pt" style:font-size-complex="13pt"/>
    </style:style>
    <style:style style:name="T6" style:family="text">
      <style:text-properties fo:font-size="13pt" fo:font-weight="normal" officeooo:rsid="00193cae" style:font-size-asian="13pt" style:font-weight-asian="normal" style:font-size-complex="13pt" style:font-weight-complex="normal"/>
    </style:style>
    <style:style style:name="T7" style:family="text">
      <style:text-properties fo:font-size="15pt" style:font-size-asian="13.1000003814697pt" style:font-size-complex="15pt"/>
    </style:style>
    <style:style style:name="T8" style:family="text">
      <style:text-properties fo:font-size="15pt" officeooo:rsid="00193cae" style:font-size-asian="13.1000003814697pt" style:font-size-complex="15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officeooo:rsid="001addd2"/>
    </style:style>
    <style:style style:name="T11" style:family="text">
      <style:text-properties fo:font-weight="bold" officeooo:rsid="001a4c5e" style:font-weight-asian="bold" style:font-weight-complex="bold"/>
    </style:style>
    <style:style style:name="T12" style:family="text">
      <style:text-properties officeooo:rsid="001c84aa"/>
    </style:style>
    <style:style style:name="T13" style:family="text">
      <style:text-properties officeooo:rsid="001e3d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WHILE(TRUE)/WHILE/DO-WHILE/FOR LOOPS</text:p>
      <text:p text:style-name="P2"><text:span text:style-name="T9">While</text:span> → <text:span text:style-name="T1">A while loop is a type of loop that executes a block of code as long as a certain condition is true. The syntax for a ‘while’ loop is:</text:span></text:p>
      <text:p text:style-name="P2">while (condition) {</text:p>
      <text:p text:style-name="P2"><text:s text:c="4"/>// code to be executed</text:p>
      <text:p text:style-name="P14">}</text:p>
      <text:p text:style-name="P11"><text:span text:style-name="T3">‘condition’ is a </text:span><text:span text:style-name="T4">BOOLEAN</text:span><text:span text:style-name="T3"> expression that is evaluated at the beginning of each iteration. If the condition is </text:span><text:span text:style-name="T4">TRUE</text:span><text:span text:style-name="T3">, the code inside the loop is executed. If the condition is false, the loop terminates.</text:span></text:p>
      <text:p text:style-name="P15">EXAMPLE:</text:p>
      <text:p text:style-name="P16">int i = 0;</text:p>
      <text:p text:style-name="P16">while (i &lt; 5) {</text:p>
      <text:p text:style-name="P16"><text:s text:c="4"/>System.out.println(i);</text:p>
      <text:p text:style-name="P1"><text:span text:style-name="T7"><text:s text:c="4"/>i++;</text:span><text:span text:style-name="T8">­</text:span></text:p>
      <text:p text:style-name="P16">}</text:p>
      <text:p text:style-name="P1"><text:span text:style-name="T7"/></text:p>
      <text:p text:style-name="P17">Do-while Loop</text:p>
      <text:p text:style-name="P1"><text:span text:style-name="T6">A do-while loop is similar to a while loop, but the CONDITION is evaluated at the END of each iteration instead of the beginning.</text:span><text:span text:style-name="T5"> </text:span><text:span text:style-name="T6">The syntax for a do-while loop is:</text:span><text:span text:style-name="T1"><text:line-break/></text:span><text:span text:style-name="T11">EXAMPLE</text:span><text:span text:style-name="T2">:</text:span></text:p>
      <text:p text:style-name="P6">int i = 0;</text:p>
      <text:p text:style-name="P6">do {→a<text:span text:style-name="T10">ction to do (print i and ++i) WHILE i its less than 5</text:span></text:p>
      <text:p text:style-name="P6"><text:s text:c="4"/>System.out.println(i);</text:p>
      <text:p text:style-name="P6"><text:s text:c="4"/>i++;</text:p>
      <text:p text:style-name="P6">} while (i &lt; 5);</text:p>
      <text:p text:style-name="P7">This loop will also print the numbres 0,1,2,3 and 4</text:p>
      <text:p text:style-name="P7"/>
      <text:p text:style-name="P10"><text:soft-page-break/>While(True) Loop:</text:p>
      <text:p text:style-name="P4">A while(true) loop is a type of loop that executes indefinitely (INFINITO) until a <text:span text:style-name="T12">BREAK;</text:span> statement is encountered. <text:span text:style-name="T13">For example its very common to put this type of while with an try and catch.</text:span>The syntax for a while(true) loop is:</text:p>
      <text:p text:style-name="P5">while (true) {</text:p>
      <text:p text:style-name="P5"><text:s text:c="4"/>// code to be executed</text:p>
      <text:p text:style-name="P5"><text:tab/><text:span text:style-name="T12">break;</text:span></text:p>
      <text:p text:style-name="P5">}</text:p>
      <text:p text:style-name="P3">Here, the condition is always true, so the loop will continue to execute until a break statement is encountered.</text:p>
      <text:p text:style-name="P9"><text:span text:style-name="T11">EXAMPLE</text:span>:</text:p>
      <text:p text:style-name="P8">int i = 0;</text:p>
      <text:p text:style-name="P8">while (true) {</text:p>
      <text:p text:style-name="P8"><text:s text:c="4"/>System.out.println(i);</text:p>
      <text:p text:style-name="P8"><text:s text:c="4"/>i++;</text:p>
      <text:p text:style-name="P8"><text:s text:c="4"/>if (i &gt;= 5) {//<text:span text:style-name="T13">important this</text:span></text:p>
      <text:p text:style-name="P8"><text:s text:c="8"/>break;</text:p>
      <text:p text:style-name="P8"><text:s text:c="4"/>}</text:p>
      <text:p text:style-name="P8">}</text:p>
      <text:p text:style-name="P12">This loop will print the numbers 0, 1, 2, 3, and 4, and then terminate.</text:p>
      <text:p text:style-name="P19">FOR loop:</text:p>
      <text:p text:style-name="P18">A for loop is a type of loop that executes a block of code for a specified number of iterations. The syntax for a for loop is:</text:p>
      <text:p text:style-name="P19">for (init; condition; increment) {//important that 3 rules!!!</text:p>
      <text:p text:style-name="P19"><text:s text:c="4"/>// code to be executed</text:p>
      <text:p text:style-name="P19">}</text:p>
      <text:p text:style-name="P18">Here, init is an initialization statement that is executed once at the beginning of the loop, condition is a boolean expression that is evaluated at the beginning of each iteration, and increment is an increment statement that is executed at the end of each iteration.</text:p>
      <text:p text:style-name="P20"><text:soft-page-break/>EXAMPLE:</text:p>
      <text:p text:style-name="P18">for (int i = 0; i &lt; 5; i++) {</text:p>
      <text:p text:style-name="P18"><text:s text:c="4"/>System.out.println(i);</text:p>
      <text:p text:style-name="P18">}</text:p>
      <text:p text:style-name="P18"/>
      <text:p text:style-name="P18">This loop will print the numbers 0, 1, 2, 3, 4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Inter" svg:font-family="Inter, 'Inter Fallback', ui-sans-serif, system-ui, sans-serif, 'Apple Color Emoji', 'Segoe UI Emoji', 'Segoe UI Symbol', 'Noto Color Emoji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fo:font-size="18pt" fo:font-weight="bold" style:font-size-asian="15.75pt" style:font-weight-asian="bold" style:font-size-complex="18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07:58:25.430592126</meta:creation-date>
    <dc:date>2024-09-24T10:06:53.355305620</dc:date>
    <meta:editing-duration>PT28M9S</meta:editing-duration>
    <meta:editing-cycles>8</meta:editing-cycles>
    <meta:generator>LibreOffice/24.2.4.2$Linux_X86_64 LibreOffice_project/420$Build-2</meta:generator>
    <meta:document-statistic meta:table-count="0" meta:image-count="0" meta:object-count="0" meta:page-count="3" meta:paragraph-count="48" meta:word-count="376" meta:character-count="2049" meta:non-whitespace-character-count="1664"/>
  </office:meta>
</office:document-meta>
</file>